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DEA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3.7">
            <text:p>13,7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13]+[.F12]+[.H10]" office:value-type="percentage" office:value="0.095">
            <text:p>9,5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13.9632563412843">
            <text:p>$13,96</text:p>
          </table:table-cell>
          <table:table-cell table:style-name="ce13" table:formula="of:=[.G2]/1.07" office:value-type="currency" office:currency="EUR" office:value="13.0497722815741">
            <text:p>13,05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1370">
            <text:p>137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11">
            <text:p>11,0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11.8993950086514">
            <text:p>$11,90</text:p>
          </table:table-cell>
          <table:table-cell table:style-name="ce14" table:formula="of:=[.G3]/1.07" office:value-type="currency" office:currency="EUR" office:value="11.1209299146275">
            <text:p>11,12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1.2201712477334">
            <text:p>11,22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127">
            <text:p>127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125">
            <text:p>12,5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10.3664748081352">
            <text:p>$10,37</text:p>
          </table:table-cell>
          <table:table-cell table:style-name="ce15" table:formula="of:=[.G4]/1.07" office:value-type="currency" office:currency="EUR" office:value="9.6882942132105">
            <text:p>9,69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1.06">
            <text:p>$1,06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.0158">
            <text:p>1,58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10.7874015748032">
            <text:p>10,79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1,5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style-name="ce2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Hotel</text:p>
          </table:table-cell>
          <table:table-cell office:value-type="percentage" office:value="0.005">
            <text:p>0,5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5.12.2022</text:date>, <text:time>18:55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5T18:55:54.26</dc:date>
    <dc:creator>aaa </dc:creator>
    <meta:editing-duration>P2DT18H3M</meta:editing-duration>
    <meta:editing-cycles>47</meta:editing-cycles>
    <meta:generator>OpenOffice/4.1.5$Win32 OpenOffice.org_project/415m1$Build-9789</meta:generator>
    <meta:document-statistic meta:table-count="5" meta:cell-count="616" meta:object-count="0"/>
  </office:meta>
</office:document-meta>
</file>